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3e6" officeooo:paragraph-rsid="001cf3e6"/>
    </style:style>
    <style:style style:name="P2" style:family="paragraph" style:parent-style-name="Standard">
      <style:text-properties fo:font-size="18pt" fo:font-weight="bold" officeooo:rsid="001cf3e6" officeooo:paragraph-rsid="001cf3e6" style:font-size-asian="18pt" style:font-weight-asian="bold" style:font-size-complex="18pt" style:font-weight-complex="bold"/>
    </style:style>
    <style:style style:name="T1" style:family="text">
      <style:text-properties officeooo:rsid="001e58c1"/>
    </style:style>
    <style:style style:name="T2" style:family="text">
      <style:text-properties officeooo:rsid="00203e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mplo 1</text:p>
      <text:p text:style-name="P1"/>
      <text:p text:style-name="P1">Modifica el archivo EjF1Alumnos.html para poder realizar el ejercicio siguiente:</text:p>
      <text:p text:style-name="P1"/>
      <text:p text:style-name="P1">Disponemos de una página web en la que se muestra un botón.</text:p>
      <text:p text:style-name="P1">Al hacer click en dicho botón debes enviar una petición al mismo servidor en el que se encuentra almacenada tu página web (UTILIZANDO FETCH) y solicitar el archivo “texto.txt”.</text:p>
      <text:p text:style-name="P1">Se debe mostrar el texto que contiene ese archivo por pantalla, en el elemento &lt;div&gt; que se ha definido en nuestra página web.</text:p>
      <text:p text:style-name="P1"/>
      <text:p text:style-name="P1">Nota: recuerda que es necesario utilizar un servidor web.</text:p>
      <text:p text:style-name="P1"/>
      <text:p text:style-name="P1"/>
      <text:p text:style-name="P2">Ejemplo 2</text:p>
      <text:p text:style-name="P1"/>
      <text:p text:style-name="P1">Modifica el archivo EjF2Alumnos.html para poder realizar el ejercicio siguiente:</text:p>
      <text:p text:style-name="P1"/>
      <text:p text:style-name="P1">Disponemos de una página web en la que se muestra un botón.</text:p>
      <text:p text:style-name="P1">Al hacer click en dicho botón debes enviar una petición al mismo servidor en el que se encuentra almacenada tu página web (UTILIZANDO FETCH) y solicitar el archivo “<text:span text:style-name="T2">tabla.json</text:span>”.</text:p>
      <text:p text:style-name="P1">Se debe mostrar <text:span text:style-name="T1">la información contenida, en formato JSON, en dicho archivo por </text:span>pantalla, en <text:span text:style-name="T1">forma de tabla, utilizando la base html que se ha proporcionado en el archivo EjF2Alumnos.html.</text:span></text:p>
      <text:p text:style-name="P1"><text:s/></text:p>
      <text:p text:style-name="P1">Nota: recuerda que es necesario utilizar un servidor web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2T22:36:07.284000000</meta:creation-date>
    <dc:date>2023-01-23T02:18:47.179000000</dc:date>
    <meta:editing-duration>PT2H22M8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3" meta:word-count="177" meta:character-count="1078" meta:non-whitespace-character-count="912"/>
  </office:meta>
</office:document-meta>
</file>